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5752" calcext:value-type="float">
            <text:p>51.3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4312" calcext:value-type="float">
            <text:p>51.2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202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201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201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5192" calcext:value-type="float">
            <text:p>50.6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201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201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201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201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200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200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200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2256" calcext:value-type="float">
            <text:p>49.2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200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200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200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9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9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0216" calcext:value-type="float">
            <text:p>48.2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9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9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9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9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8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8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8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8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8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8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7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7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7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7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7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7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7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7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7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7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7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6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6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6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6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6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6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6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6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6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6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5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5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5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5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5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5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5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5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5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5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4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4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4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47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4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46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4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4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4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4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4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4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4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4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4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3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3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3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39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3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3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3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38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3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37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193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06" meta:object-count="0"/>
    <meta:user-defined meta:name="AppVersion">3.0</meta:user-defined>
  </office:meta>
</office:document-meta>
</file>